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8358"/>
    </style:style>
    <style:style style:name="P2" style:family="paragraph" style:parent-style-name="Standard">
      <style:text-properties officeooo:paragraph-rsid="0003f603"/>
    </style:style>
    <style:style style:name="P3" style:family="paragraph" style:parent-style-name="Standard">
      <style:text-properties officeooo:paragraph-rsid="0005212e"/>
    </style:style>
    <style:style style:name="P4" style:family="paragraph" style:parent-style-name="Standard">
      <style:text-properties officeooo:paragraph-rsid="0006d222"/>
    </style:style>
    <style:style style:name="P5" style:family="paragraph" style:parent-style-name="Standard">
      <style:text-properties officeooo:paragraph-rsid="000ab3b3"/>
    </style:style>
    <style:style style:name="P6" style:family="paragraph" style:parent-style-name="Standard">
      <style:text-properties officeooo:paragraph-rsid="000b4fe0"/>
    </style:style>
    <style:style style:name="P7" style:family="paragraph" style:parent-style-name="Standard">
      <style:text-properties officeooo:paragraph-rsid="000c9875"/>
    </style:style>
    <style:style style:name="T1" style:family="text">
      <style:text-properties officeooo:rsid="00028358"/>
    </style:style>
    <style:style style:name="T2" style:family="text">
      <style:text-properties officeooo:rsid="0003f603"/>
    </style:style>
    <style:style style:name="T3" style:family="text">
      <style:text-properties officeooo:rsid="0005212e"/>
    </style:style>
    <style:style style:name="T4" style:family="text">
      <style:text-properties officeooo:rsid="0006d222"/>
    </style:style>
    <style:style style:name="T5" style:family="text">
      <style:text-properties officeooo:rsid="00079387"/>
    </style:style>
    <style:style style:name="T6" style:family="text">
      <style:text-properties officeooo:rsid="00092e61"/>
    </style:style>
    <style:style style:name="T7" style:family="text">
      <style:text-properties officeooo:rsid="000ab3b3"/>
    </style:style>
    <style:style style:name="T8" style:family="text">
      <style:text-properties fo:font-weight="bold" officeooo:rsid="000ab3b3"/>
    </style:style>
    <style:style style:name="T9" style:family="text">
      <style:text-properties fo:font-weight="bold" officeooo:rsid="000b4fe0"/>
    </style:style>
    <style:style style:name="T10" style:family="text">
      <style:text-properties fo:font-weight="bold" officeooo:rsid="000c98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 Dr In Sane on arch linux:</text:span></text:p>
      <text:p text:style-name="P1"><text:span text:style-name="T1"/></text:p>
      <text:p text:style-name="P1"><text:span text:style-name="T1">1. </text:span><text:span text:style-name="T2">install</text:span><text:span text:style-name="T1"> the </text:span><text:span text:style-name="T2">base </text:span><text:span text:style-name="T1">system</text:span></text:p>
      <text:p text:style-name="P1"><text:span text:style-name="T1">1.1 Arch for x86_64 → wiki.archlinux.org</text:span></text:p>
      <text:p text:style-name="P1"><text:span text:style-name="T1">1.2 Arch for raspberry pi</text:span></text:p>
      <text:p text:style-name="P1"><text:span text:style-name="T1">1.2.1 download the latest image: </text:span><text:a xlink:type="simple" xlink:href="http://archlinuxarm.org/platforms/armv6/raspberry-pi"><text:span text:style-name="T1">http://archlinuxarm.org/platforms/armv6/raspberry-pi</text:span></text:a></text:p>
      <text:p text:style-name="P1"><text:span text:style-name="T1">1.2.2 flash the image to a sd-card: </text:span><text:bookmark text:name="platform_code"/><text:span text:style-name="T1">dd bs=1M if=archlinux-hf-2013-02-11.img of=/dev/mmcblk0</text:span></text:p>
      <text:p text:style-name="P1"><text:span text:style-name="T1"><text:tab/>bs=blocksize (use 1M or larger size) </text:span></text:p>
      <text:p text:style-name="P1"><text:span text:style-name="T1"><text:tab/>if=inputfile (the downloaded image) </text:span></text:p>
      <text:p text:style-name="P2"><text:span text:style-name="T1"><text:tab/>of=outputfile (your sd-card device, NOT the first partition on your sd-card) </text:span></text:p>
      <text:p text:style-name="P2"><text:span text:style-name="T2">1.2.3 you realy want to resize the root partition → gparted; </text:span><text:span text:style-name="T3">(optionaly add a swap partition)</text:span></text:p>
      <text:p text:style-name="P2"><text:span text:style-name="T2">1.2.4 put the sd-card in your raspberry pi, plug in an ethernet cable to a network providing dhcp <text:s/>1.2.5 power it up</text:span></text:p>
      <text:p text:style-name="P2"><text:span text:style-name="T2"/></text:p>
      <text:p text:style-name="P2"><text:span text:style-name="T2">2. configure the system</text:span></text:p>
      <text:p text:style-name="P2"><text:span text:style-name="T2">2.1. login as root; pw: root</text:span></text:p>
      <text:p text:style-name="P3"><text:span text:style-name="T3">2.2. change the language and locale settings (optional):</text:span></text:p>
      <text:p text:style-name="P3"><text:span text:style-name="T3">2.2.1 run the following as root to add german language settungs zu /etc/locale.conf</text:span></text:p>
      <text:p text:style-name="P3"><text:span text:style-name="T3"><text:tab/>echo LANG=de_DE.UTF-8 &gt; /etc/locale.conf</text:span></text:p>
      <text:p text:style-name="Standard"><text:tab/>echo LC_COLLATE=C &gt;&gt; /etc/locale.conf</text:p>
      <text:p text:style-name="P3"><text:span text:style-name="T3">2.2.2 add the german keymap to /etc/vconsole.conf by running:</text:span></text:p>
      <text:p text:style-name="P3"><text:span text:style-name="T3"><text:tab/>echo KEYMAP=de-latin1 &gt;&gt; /etc/vconsole.conf</text:span></text:p>
      <text:p text:style-name="P4"><text:span text:style-name="T4">2.2.3 link your timezone to /etc/localtime</text:span></text:p>
      <text:p text:style-name="P4"><text:span text:style-name="T4"><text:tab/>ln -s /usr/share/zoneinfo/Europe/Berlin /etc/localtime </text:span><text:span text:style-name="T6">-f</text:span></text:p>
      <text:p text:style-name="P4"><text:span text:style-name="T4">2.2.3 configure and run the locale-gen</text:span></text:p>
      <text:p text:style-name="Standard"><text:span text:style-name="T4"><text:tab/>echo de_DE.UTF-8 UTF-8 &gt;&gt; /etc/locale.gen</text:span></text:p>
      <text:p text:style-name="Standard"><text:tab/><text:span text:style-name="T4">echo </text:span>de_DE ISO-8859-1 <text:span text:style-name="T4">&gt;&gt; /etc/locale.gen</text:span></text:p>
      <text:p text:style-name="Standard"><text:tab/><text:span text:style-name="T4">echo </text:span>de_DE@euro ISO-8859-15 <text:span text:style-name="T4">&gt;&gt; /etc/locale.gen</text:span></text:p>
      <text:p text:style-name="P4"><text:span text:style-name="T4"><text:tab/><text:tab/>(or uncomment the corresponding lines in /etc/locale.gen)</text:span></text:p>
      <text:p text:style-name="P4"><text:span text:style-name="T4"><text:tab/>locale-gen (execute this command)</text:span></text:p>
      <text:p text:style-name="P4"><text:span text:style-name="T4">2.3 update the system</text:span></text:p>
      <text:p text:style-name="P4"><text:span text:style-name="T4">2.3.1 (optional) tune pacman (rankmirrors)</text:span></text:p>
      <text:p text:style-name="P4"><text:span text:style-name="T4">2.3.2 pacman -Syu will sync the package database </text:span><text:span text:style-name="T5">and update everything</text:span></text:p>
      <text:p text:style-name="P4"><text:span text:style-name="T4"/></text:p>
      <text:p text:style-name="P5"><text:span text:style-name="T7">install xorg-server</text:span></text:p>
      <text:p text:style-name="P5"><text:span text:style-name="T7"><text:tab/>pacman -S xorg-server xorg-xinit xorg-utils xorg-server-utils </text:span><text:span text:style-name="T8">xf86-video-fbdev </text:span><text:span text:style-name="T9">ttf-dejavu</text:span></text:p>
      <text:p text:style-name="P6"><text:span text:style-name="T9">lxde gamin gvfs</text:span></text:p>
      <text:p text:style-name="P6"><text:span text:style-name="T9"/></text:p>
      <text:p text:style-name="P7"><text:span text:style-name="T10">groups: hal wheel</text:span></text:p>
      <text:p text:style-name="P5"><text:span text:style-name="T7"/></text:p>
      <text:p text:style-name="P3"><text:span text:style-name="T3">swap file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22:31:27</meta:creation-date>
    <dc:date>2013-02-28T08:38:57</dc:date>
    <meta:editing-duration>PT7H48M19S</meta:editing-duration>
    <meta:editing-cycles>1</meta:editing-cycles>
    <meta:document-statistic meta:table-count="0" meta:image-count="0" meta:object-count="0" meta:page-count="1" meta:paragraph-count="35" meta:word-count="232" meta:character-count="1680" meta:non-whitespace-character-count="1465"/>
    <meta:generator>LibreOffice/3.6$Linux_X86_64 LibreOffice_project/360m1$Build-2</meta:generator>
  </office:meta>
</office:document-meta>
</file>